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15.09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686cm"/>
    </style:style>
    <style:style style:name="co14" style:family="table-column">
      <style:table-column-properties fo:break-before="auto" style:column-width="2.865cm"/>
    </style:style>
    <style:style style:name="co15" style:family="table-column">
      <style:table-column-properties fo:break-before="auto" style:column-width="2.009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4.263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5.528cm" fo:break-before="auto" style:use-optimal-row-height="true"/>
    </style:style>
    <style:style style:name="ro18" style:family="table-row">
      <style:table-row-properties style:row-height="4.685cm" fo:break-before="auto" style:use-optimal-row-height="true"/>
    </style:style>
    <style:style style:name="ro19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5.106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wrap-option="wrap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wrap-option="wrap"/>
      <style:text-properties style:font-name="Arial" fo:font-size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6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7" style:family="table-cell" style:parent-style-name="Default">
      <style:table-cell-properties fo:wrap-option="wrap"/>
      <style:text-properties style:font-name="Arial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7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8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wrap-option="wrap"/>
      <style:text-properties style:font-name="Arial" fo:font-size="10pt" fo:font-weight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Default">
      <style:text-properties style:font-name="Arial" fo:font-size="11pt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0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000000" fo:language="en" fo:country="GB" style:font-name-asian="Tahoma1"/>
    </style:style>
    <style:style style:name="T3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EXOGTN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822">
            <text:p>6-Oct-1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4" office:value-type="string">
            <text:p>GateI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4" office:value-type="string">
            <text:p>EXOGT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4" office:value-type="string">
            <text:p>Regression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6" table:formula="oooc:=[Summary_Report.F31]" office:value-type="float" office:value="12">
            <text:p>12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6" office:value-type="string">
            <text:p>Reviewer/</text:p>
            <text:p>Approver</text:p>
          </table:table-cell>
          <table:table-cell table:style-name="ce37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Write regression test for EXOGTN</text:p>
          </table:table-cell>
          <table:table-cell table:style-name="ce32" office:value-type="string">
            <text:p>hang_nguyen</text:p>
          </table:table-cell>
          <table:table-cell table:style-name="ce33"/>
          <table:table-cell table:style-name="ce38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19"/>
          <table:table-cell table:style-name="ce24"/>
          <table:table-cell table:style-name="ce25"/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5" table:number-columns-repeated="2"/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3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9"/>
          <table:table-cell table:style-name="ce33" table:number-columns-repeated="2"/>
          <table:table-cell table:style-name="ce39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30"/>
          <table:table-cell table:style-name="ce33" table:number-columns-repeated="2"/>
          <table:table-cell table:style-name="ce39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31"/>
          <table:table-cell table:style-name="ce33"/>
          <table:table-cell table:style-name="ce34"/>
          <table:table-cell table:style-name="ce39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31"/>
          <table:table-cell table:style-name="ce34" table:number-columns-repeated="2"/>
          <table:table-cell table:style-name="ce39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1"/>
          <table:table-cell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7">
          <table:table-cell table:style-name="ce42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2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7" table:number-columns-repeated="252"/>
        </table:table-row>
        <table:table-row table:style-name="ro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7" table:number-columns-repeated="252"/>
        </table:table-row>
        <table:table-row table:style-name="ro1">
          <table:table-cell table:style-name="ce43" office:value-type="string" table:number-columns-spanned="4" table:number-rows-spanned="1">
            <text:p>Bugs v.3.1.9</text:p>
          </table:table-cell>
          <table:covered-table-cell table:style-name="ce42"/>
          <table:covered-table-cell table:number-columns-repeated="2" table:style-name="ce58"/>
          <table:table-cell table:style-name="ce17" table:number-columns-repeated="252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51" office:value-type="string">
            <text:p>Check add value to a multi value boolean property</text:p>
          </table:table-cell>
          <table:table-cell table:style-name="ce59" office:value-type="string">
            <text:p>CCP_898</text:p>
            <text:p>EXOGTN-372</text:p>
          </table:table-cell>
          <table:table-cell table:style-name="ce64" office:value-type="string">
            <text:p>High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CCP_734</text:p>
            <text:p>EXOGTN-374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CCP_977</text:p>
            <text:p>EXOGTN-389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CCP_1025</text:p>
            <text:p>EXOGTN-410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1">
          <table:table-cell table:style-name="ce43" office:value-type="string" table:number-columns-spanned="4" table:number-rows-spanned="1">
            <text:p>Bugs v.3.1.10</text:p>
          </table:table-cell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51" office:value-type="string">
            <text:p>Check label in Todolist Gadget</text:p>
          </table:table-cell>
          <table:table-cell table:style-name="ce62" office:value-type="string">
            <text:p>EXOGTN-290</text:p>
            <text:p>CPP_827</text:p>
          </table:table-cell>
          <table:table-cell table:style-name="ce64" office:value-type="string">
            <text:p>Medium</text:p>
          </table:table-cell>
          <table:table-cell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EXOGTN-221</text:p>
            <text:p>CPP_883</text:p>
          </table:table-cell>
          <table:table-cell table:style-name="ce64" office:value-type="string">
            <text:p>Medium</text:p>
          </table:table-cell>
          <table:table-cell/>
          <table:table-cell table:style-name="ce67" table:number-columns-repeated="250"/>
          <table:table-cell table:style-name="ce68"/>
        </table:table-row>
        <table:table-row table:style-name="ro1">
          <table:table-cell table:style-name="ce43" office:value-type="string" table:number-columns-spanned="4" table:number-rows-spanned="1">
            <text:p>Bugs v.3.1.11</text:p>
          </table:table-cell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51" office:value-type="string">
            <text:p>Check PageBody displayed in Edit Site Layout </text:p>
          </table:table-cell>
          <table:table-cell table:style-name="ce59" office:value-type="string">
            <text:p>CCP_1132</text:p>
            <text:p>EXOGTN-767</text:p>
          </table:table-cell>
          <table:table-cell table:style-name="ce67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52" office:value-type="string">
            <text:p>Check Listners are executed after updating a user's group</text:p>
          </table:table-cell>
          <table:table-cell table:style-name="ce59" office:value-type="string">
            <text:p>CCP_1069</text:p>
            <text:p>EXOGTN-572</text:p>
          </table:table-cell>
          <table:table-cell table:style-name="ce67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51" office:value-type="string">
            <text:p>Check limit of portlet title length</text:p>
          </table:table-cell>
          <table:table-cell table:style-name="ce59" office:value-type="string">
            <text:p>CCP_1126</text:p>
            <text:p>EXOGTN-673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53" office:value-type="string">
            <text:p>eXo Javascript is conflicting with some JQuery extensions</text:p>
          </table:table-cell>
          <table:table-cell table:style-name="ce53" office:value-type="string">
            <text:p>CCP_920</text:p>
            <text:p>EXOGTN_343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54" office:value-type="string">
            <text:p>Check the max length of Group label from 3 to 50 characters</text:p>
          </table:table-cell>
          <table:table-cell table:style-name="ce53" office:value-type="string">
            <text:p>CCP_1126</text:p>
            <text:p>EXOGTN_672</text:p>
          </table:table-cell>
          <table:table-cell table:style-name="ce63" office:value-type="string">
            <text:p>Medium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55" office:value-type="string">
            <text:p>Check the gadgets when the host name includes the word "portal"</text:p>
          </table:table-cell>
          <table:table-cell table:style-name="ce53" office:value-type="string">
            <text:p>CCP_1114</text:p>
            <text:p>EXOGTN_742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3" table:number-columns-repeated="2"/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4"/>
          <table:table-cell table:style-name="ce63"/>
          <table:table-cell table:style-name="ce67" table:number-columns-repeated="251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5"/>
          <table:table-cell table:style-name="ce67" table:number-columns-repeated="252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8"/>
          <table:table-cell table:style-name="ce57"/>
          <table:table-cell table:style-name="ce49"/>
          <table:table-cell table:style-name="ce67" table:number-columns-repeated="252"/>
          <table:table-cell table:style-name="ce68"/>
        </table:table-row>
        <table:table-row table:style-name="ro1">
          <table:table-cell table:style-name="ce48"/>
          <table:table-cell table:style-name="ce57"/>
          <table:table-cell table:style-name="ce66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9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69"/>
          <table:table-cell table:style-name="ce73" office:value-type="string">
            <text:p>TEST CASES</text:p>
          </table:table-cell>
          <table:table-cell table:style-name="ce79"/>
          <table:table-cell table:style-name="ce74" table:number-columns-repeated="2"/>
          <table:table-cell table:style-name="ce60"/>
          <table:table-cell table:style-name="ce74" table:number-columns-repeated="3"/>
          <table:table-cell table:style-name="ce97"/>
          <table:table-cell table:style-name="ce74"/>
          <table:table-cell table:style-name="ce99" office:value-type="string">
            <text:p>Passed</text:p>
          </table:table-cell>
          <table:table-cell table:style-name="ce99" table:formula="oooc:=COUNTIF([.L$7:.L$977];[.$L1])" office:value-type="float" office:value="0">
            <text:p>0</text:p>
          </table:table-cell>
          <table:table-cell table:style-name="ce99" table:formula="oooc:=COUNTIF([.M$7:.M$977];[.$L1])" office:value-type="float" office:value="0">
            <text:p>0</text:p>
          </table:table-cell>
          <table:table-cell table:style-name="ce99" table:formula="oooc:=COUNTIF([.N$7:.N$977];[.$L1])" office:value-type="float" office:value="0">
            <text:p>0</text:p>
          </table:table-cell>
          <table:table-cell table:style-name="ce99" table:formula="oooc:=COUNTIF([.O$7:.O$977];[.$L1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4"/>
          <table:table-cell table:style-name="ce80"/>
          <table:table-cell table:style-name="ce74" table:number-columns-repeated="2"/>
          <table:table-cell table:style-name="ce60"/>
          <table:table-cell table:style-name="ce74" table:number-columns-repeated="3"/>
          <table:table-cell/>
          <table:table-cell table:style-name="ce74"/>
          <table:table-cell table:style-name="ce99" office:value-type="string">
            <text:p>Failed</text:p>
          </table:table-cell>
          <table:table-cell table:style-name="ce99" table:formula="oooc:=COUNTIF([.L$7:.L$977];[.$L2])" office:value-type="float" office:value="0">
            <text:p>0</text:p>
          </table:table-cell>
          <table:table-cell table:style-name="ce99" table:formula="oooc:=COUNTIF([.M$7:.M$977];[.$L2])" office:value-type="float" office:value="0">
            <text:p>0</text:p>
          </table:table-cell>
          <table:table-cell table:style-name="ce99" table:formula="oooc:=COUNTIF([.N$7:.N$977];[.$L2])" office:value-type="float" office:value="0">
            <text:p>0</text:p>
          </table:table-cell>
          <table:table-cell table:style-name="ce99" table:formula="oooc:=COUNTIF([.O$7:.O$977];[.$L2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9">
          <table:table-cell table:style-name="ce69"/>
          <table:table-cell table:style-name="ce75" office:value-type="string">
            <text:p>Function List Code:</text:p>
          </table:table-cell>
          <table:table-cell table:style-name="ce81" office:value-type="string" table:number-columns-spanned="3" table:number-rows-spanned="1">
            <text:p>Bugs on GTN 3.0.5 for regression test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9" office:value-type="string">
            <text:p>Blocked</text:p>
          </table:table-cell>
          <table:table-cell table:style-name="ce99" table:formula="oooc:=COUNTIF([.L$7:.L$977];[.$L3])" office:value-type="float" office:value="0">
            <text:p>0</text:p>
          </table:table-cell>
          <table:table-cell table:style-name="ce99" table:formula="oooc:=COUNTIF([.M$7:.M$977];[.$L3])" office:value-type="float" office:value="0">
            <text:p>0</text:p>
          </table:table-cell>
          <table:table-cell table:style-name="ce99" table:formula="oooc:=COUNTIF([.N$7:.N$977];[.$L3])" office:value-type="float" office:value="0">
            <text:p>0</text:p>
          </table:table-cell>
          <table:table-cell table:style-name="ce99" table:formula="oooc:=COUNTIF([.O$7:.O$977];[.$L3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7">
          <table:table-cell table:style-name="ce69"/>
          <table:table-cell table:style-name="ce75" office:value-type="string">
            <text:p>Total Main Cases:</text:p>
          </table:table-cell>
          <table:table-cell table:style-name="ce82" table:formula="oooc:=MAX([.A7:.A960])" office:value-type="float" office:value="2" table:number-columns-spanned="3" table:number-rows-spanned="1">
            <text:p>2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7" office:value-type="string">
            <text:p>Untested</text:p>
          </table:table-cell>
          <table:table-cell table:style-name="ce99" table:formula="oooc:=COUNTIF([.L$7:.L$977];[.$L4])" office:value-type="float" office:value="0">
            <text:p>0</text:p>
          </table:table-cell>
          <table:table-cell table:style-name="ce99" table:formula="oooc:=COUNTIF([.M$7:.M$977];[.$L4])" office:value-type="float" office:value="0">
            <text:p>0</text:p>
          </table:table-cell>
          <table:table-cell table:style-name="ce99" table:formula="oooc:=COUNTIF([.N$7:.N$977];[.$L4])" office:value-type="float" office:value="0">
            <text:p>0</text:p>
          </table:table-cell>
          <table:table-cell table:style-name="ce99" table:formula="oooc:=COUNTIF([.O$7:.O$977];[.$L4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6"/>
          <table:table-cell table:style-name="ce69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3"/>
          <table:table-cell/>
          <table:table-cell table:style-name="ce86"/>
          <table:table-cell office:value-type="string">
            <text:p>N/A</text:p>
          </table:table-cell>
          <table:table-cell table:style-name="ce99" table:formula="oooc:=COUNTIF([.L$7:.L$977];[.$L5])" office:value-type="float" office:value="0">
            <text:p>0</text:p>
          </table:table-cell>
          <table:table-cell table:style-name="ce99" table:formula="oooc:=COUNTIF([.M$7:.M$977];[.$L5])" office:value-type="float" office:value="0">
            <text:p>0</text:p>
          </table:table-cell>
          <table:table-cell table:style-name="ce99" table:formula="oooc:=COUNTIF([.N$7:.N$977];[.$L5])" office:value-type="float" office:value="0">
            <text:p>0</text:p>
          </table:table-cell>
          <table:table-cell table:style-name="ce99" table:formula="oooc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70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Bug description</text:p>
          </table:table-cell>
          <table:table-cell table:style-name="ce77">
            <text:p>Tester</text:p>
          </table:table-cell>
          <table:table-cell table:style-name="ce100">
            <text:p>IE7</text:p>
          </table:table-cell>
          <table:table-cell table:style-name="ce100">
            <text:p>FireFox3.5</text:p>
          </table:table-cell>
          <table:table-cell table:style-name="ce100">
            <text:p>Comment/Bug</text:p>
          </table:table-cell>
          <table:table-cell table:style-name="ce100" table:number-columns-repeated="4"/>
          <table:table-cell table:style-name="ce92" table:number-columns-repeated="211"/>
          <table:table-cell table:style-name="ce86" table:number-columns-repeated="26"/>
        </table:table-row>
        <table:table-row table:style-name="ro10">
          <table:table-cell table:style-name="ce71" office:value-type="float" office:value="1">
            <text:p>1.00</text:p>
          </table:table-cell>
          <table:table-cell table:style-name="ce44" office:value-type="string">
            <text:p>REG_PLF305_EXOGTN_001</text:p>
          </table:table-cell>
          <table:table-cell table:style-name="ce83" office:value-type="float" office:value="1">
            <text:p>1.00</text:p>
          </table:table-cell>
          <table:table-cell table:style-name="ce44" table:formula="oooc:=[.B7]" office:value-type="string" office:string-value="REG_PLF305_EXOGTN_001">
            <text:p>REG_PLF305_EXOGTN_001</text:p>
          </table:table-cell>
          <table:table-cell table:style-name="ce51" office:value-type="string">
            <text:p>Check label in Todolist Gadget</text:p>
          </table:table-cell>
          <table:table-cell table:style-name="ce60" office:value-type="string">
            <text:p>Step 1: Change config in file sever.xml</text:p>
          </table:table-cell>
          <table:table-cell table:style-name="ce93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96" office:value-type="string">
            <text:p>- Edit file successfully</text:p>
          </table:table-cell>
          <table:table-cell table:style-name="ce60" office:value-type="string">
            <text:p>Medium</text:p>
          </table:table-cell>
          <table:table-cell table:style-name="ce59" office:value-type="string">
            <text:p>EXOGTN-290</text:p>
            <text:p>CPP_827</text:p>
          </table:table-cell>
          <table:table-cell table:style-name="ce61" office:value-type="string">
            <text:p>Wrong label in Todolist gadget</text:p>
          </table:table-cell>
          <table:table-cell>
            <text:p>hang.nguyen</text:p>
          </table:table-cell>
          <table:table-cell table:number-columns-repeated="244"/>
        </table:table-row>
        <table:table-row table:style-name="ro11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5_EXOGTN_0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ooc:=[.B8]" office:value-type="string" office:string-value="REG_PLF305_EXOGTN_001">
            <text:p>REG_PLF305_EXOGTN_001</text:p>
          </table:table-cell>
          <table:table-cell table:style-name="ce88" office:value-type="string">
            <text:p>Check label in Todolist Gadget</text:p>
          </table:table-cell>
          <table:table-cell table:style-name="ce60" office:value-type="string">
            <text:p>Step 2: Run localhost by port 9090</text:p>
          </table:table-cell>
          <table:table-cell table:style-name="ce94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60" office:value-type="string">
            <text:p>Go to portal successfully </text:p>
          </table:table-cell>
          <table:table-cell table:style-name="ce60" office:value-type="string">
            <text:p>Medium</text:p>
          </table:table-cell>
          <table:table-cell table:style-name="ce60" table:number-columns-repeated="2"/>
          <table:table-cell table:style-name="ce60">
            <text:p>hang.nguyen</text:p>
          </table:table-cell>
          <table:table-cell table:style-name="ce60" table:number-columns-repeated="244"/>
        </table:table-row>
        <table:table-row table:style-name="ro8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5_EXOGTN_0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ooc:=[.B9]" office:value-type="string" office:string-value="REG_PLF305_EXOGTN_001">
            <text:p>REG_PLF305_EXOGTN_001</text:p>
          </table:table-cell>
          <table:table-cell table:style-name="ce88" office:value-type="string">
            <text:p>Check label in Todolist Gadget</text:p>
          </table:table-cell>
          <table:table-cell table:style-name="ce60" office:value-type="string">
            <text:p>Step 3: Check label of to do gadget</text:p>
          </table:table-cell>
          <table:table-cell table:style-name="ce60" office:value-type="string">
            <text:p>- Go to Dashboard page</text:p>
            <text:p>- Drag &amp; drop to Todo gadget into page</text:p>
          </table:table-cell>
          <table:table-cell table:style-name="ce60" office:value-type="string">
            <text:p>Label of Todo gadget is displayed correctly</text:p>
          </table:table-cell>
          <table:table-cell table:style-name="ce60" office:value-type="string">
            <text:p>Medium</text:p>
          </table:table-cell>
          <table:table-cell table:style-name="ce60" office:value-type="string">
            <text:p>EXOGTN-221</text:p>
            <text:p>CPP_883</text:p>
          </table:table-cell>
          <table:table-cell table:style-name="ce60" table:number-columns-repeated="1"/>
          <table:table-cell table:style-name="ce60">
            <text:p>hang.nguyen</text:p>
          </table:table-cell>
          <table:table-cell table:style-name="ce60" table:number-columns-repeated="244"/>
        </table:table-row>
        <table:table-row table:style-name="ro12">
          <table:table-cell table:style-name="ce7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5_EXOGTN_002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9" table:formula="oooc:=[.B10]" office:value-type="string" office:string-value="REG_PLF305_EXOGTN_002">
            <text:p>REG_PLF305_EXOGTN_002</text:p>
          </table:table-cell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Step 1: Check when add page wizard at step 1</text:p>
          </table:table-cell>
          <table:table-cell table:style-name="ce60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60" office:value-type="string">
            <text:p>Mini calendar is translated in French somewhere </text:p>
          </table:table-cell>
          <table:table-cell table:style-name="ce60" office:value-type="string">
            <text:p>Medium</text:p>
          </table:table-cell>
          <table:table-cell table:style-name="ce60"/>
          <table:table-cell table:style-name="ce98" office:value-type="string">
            <text:p>The day of the month in the calendar pop-up is not translated to French </text:p>
          </table:table-cell>
          <table:table-cell>
            <text:p>hang.nguyen</text:p>
          </table:table-cell>
          <table:table-cell table:number-columns-repeated="244"/>
        </table:table-row>
        <table:table-row table:style-name="ro10">
          <table:table-cell table:style-name="ce71"/>
          <table:table-cell table:style-name="ce44" office:value-type="string">
            <text:p>REG_PLF305_EXOGTN_002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9" table:formula="oooc:=[.B11]" office:value-type="string" office:string-value="REG_PLF305_EXOGTN_002">
            <text:p>REG_PLF305_EXOGTN_002</text:p>
          </table:table-cell>
          <table:table-cell table:style-name="ce89" office:value-type="string">
            <text:p>Check The day of the month in the calendar pop-up is translated to French</text:p>
          </table:table-cell>
          <table:table-cell table:style-name="ce60" office:value-type="string">
            <text:p>Step 2: Check when create document </text:p>
          </table:table-cell>
          <table:table-cell table:style-name="ce60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60" office:value-type="string">
            <text:p>Mini calendar is translated in French somewhere </text:p>
          </table:table-cell>
          <table:table-cell table:style-name="ce60" office:value-type="string">
            <text:p>Medium</text:p>
          </table:table-cell>
          <table:table-cell table:style-name="ce60" table:number-columns-repeated="2"/>
          <table:table-cell table:style-name="ce60">
            <text:p>hang.nguyen</text:p>
          </table:table-cell>
          <table:table-cell table:style-name="ce60" table:number-columns-repeated="244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59"/>
          <table:table-cell table:style-name="ce89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59"/>
          <table:table-cell table:style-name="ce89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59"/>
          <table:table-cell table:style-name="ce51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59"/>
          <table:table-cell table:style-name="ce51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62"/>
          <table:table-cell table:style-name="ce53"/>
          <table:table-cell table:style-name="ce61" table:number-columns-repeated="5"/>
          <table:table-cell table:number-columns-repeated="246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62"/>
          <table:table-cell table:style-name="ce90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62"/>
          <table:table-cell table:style-name="ce90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3">
          <table:table-cell table:style-name="ce72"/>
          <table:table-cell table:style-name="ce78"/>
          <table:table-cell table:style-name="ce84"/>
          <table:table-cell table:style-name="ce62"/>
          <table:table-cell table:style-name="ce91"/>
          <table:table-cell table:style-name="ce60" table:number-columns-repeated="251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10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2" table:default-cell-style-name="ce101"/>
        <table:table-column table:style-name="co12" table:default-cell-style-name="ce101"/>
        <table:table-column table:style-name="co12" table:default-cell-style-name="Default"/>
        <table:table-row table:style-name="ro1">
          <table:table-cell table:style-name="ce69"/>
          <table:table-cell table:style-name="ce73" office:value-type="string">
            <text:p>TEST CASES</text:p>
          </table:table-cell>
          <table:table-cell table:style-name="ce79"/>
          <table:table-cell table:style-name="ce74" table:number-columns-repeated="2"/>
          <table:table-cell table:style-name="ce60"/>
          <table:table-cell table:style-name="ce74" table:number-columns-repeated="3"/>
          <table:table-cell table:style-name="ce97"/>
          <table:table-cell table:style-name="ce74"/>
          <table:table-cell table:style-name="ce99" office:value-type="string">
            <text:p>Passed</text:p>
          </table:table-cell>
          <table:table-cell table:style-name="ce99" table:formula="oooc:=COUNTIF([.L$7:.L$977];[.$L1])" office:value-type="float" office:value="0">
            <text:p>0</text:p>
          </table:table-cell>
          <table:table-cell table:style-name="ce99" table:formula="oooc:=COUNTIF([.M$7:.M$977];[.$L1])" office:value-type="float" office:value="0">
            <text:p>0</text:p>
          </table:table-cell>
          <table:table-cell table:style-name="ce99" table:formula="oooc:=COUNTIF([.N$7:.N$977];[.$L1])" office:value-type="float" office:value="0">
            <text:p>0</text:p>
          </table:table-cell>
          <table:table-cell table:style-name="ce99" table:formula="oooc:=COUNTIF([.O$7:.O$977];[.$L1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4"/>
          <table:table-cell table:style-name="ce80"/>
          <table:table-cell table:style-name="ce74" table:number-columns-repeated="2"/>
          <table:table-cell table:style-name="ce60"/>
          <table:table-cell table:style-name="ce74" table:number-columns-repeated="3"/>
          <table:table-cell/>
          <table:table-cell table:style-name="ce74"/>
          <table:table-cell table:style-name="ce99" office:value-type="string">
            <text:p>Failed</text:p>
          </table:table-cell>
          <table:table-cell table:style-name="ce99" table:formula="oooc:=COUNTIF([.L$7:.L$977];[.$L2])" office:value-type="float" office:value="0">
            <text:p>0</text:p>
          </table:table-cell>
          <table:table-cell table:style-name="ce99" table:formula="oooc:=COUNTIF([.M$7:.M$977];[.$L2])" office:value-type="float" office:value="0">
            <text:p>0</text:p>
          </table:table-cell>
          <table:table-cell table:style-name="ce99" table:formula="oooc:=COUNTIF([.N$7:.N$977];[.$L2])" office:value-type="float" office:value="0">
            <text:p>0</text:p>
          </table:table-cell>
          <table:table-cell table:style-name="ce99" table:formula="oooc:=COUNTIF([.O$7:.O$977];[.$L2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9">
          <table:table-cell table:style-name="ce69"/>
          <table:table-cell table:style-name="ce75" office:value-type="string">
            <text:p>Function List Code:</text:p>
          </table:table-cell>
          <table:table-cell table:style-name="ce81" office:value-type="string" table:number-columns-spanned="3" table:number-rows-spanned="1">
            <text:p>Bugs on GTN 3.1.6 for regression test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9" office:value-type="string">
            <text:p>Blocked</text:p>
          </table:table-cell>
          <table:table-cell table:style-name="ce99" table:formula="oooc:=COUNTIF([.L$7:.L$977];[.$L3])" office:value-type="float" office:value="0">
            <text:p>0</text:p>
          </table:table-cell>
          <table:table-cell table:style-name="ce99" table:formula="oooc:=COUNTIF([.M$7:.M$977];[.$L3])" office:value-type="float" office:value="0">
            <text:p>0</text:p>
          </table:table-cell>
          <table:table-cell table:style-name="ce99" table:formula="oooc:=COUNTIF([.N$7:.N$977];[.$L3])" office:value-type="float" office:value="0">
            <text:p>0</text:p>
          </table:table-cell>
          <table:table-cell table:style-name="ce99" table:formula="oooc:=COUNTIF([.O$7:.O$977];[.$L3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7">
          <table:table-cell table:style-name="ce69"/>
          <table:table-cell table:style-name="ce75" office:value-type="string">
            <text:p>Total Main Cases:</text:p>
          </table:table-cell>
          <table:table-cell table:style-name="ce82" table:formula="oooc:=MAX([.A7:.A960])" office:value-type="float" office:value="4" table:number-columns-spanned="3" table:number-rows-spanned="1">
            <text:p>4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7" office:value-type="string">
            <text:p>Untested</text:p>
          </table:table-cell>
          <table:table-cell table:style-name="ce99" table:formula="oooc:=COUNTIF([.L$7:.L$977];[.$L4])" office:value-type="float" office:value="0">
            <text:p>0</text:p>
          </table:table-cell>
          <table:table-cell table:style-name="ce99" table:formula="oooc:=COUNTIF([.M$7:.M$977];[.$L4])" office:value-type="float" office:value="0">
            <text:p>0</text:p>
          </table:table-cell>
          <table:table-cell table:style-name="ce99" table:formula="oooc:=COUNTIF([.N$7:.N$977];[.$L4])" office:value-type="float" office:value="0">
            <text:p>0</text:p>
          </table:table-cell>
          <table:table-cell table:style-name="ce99" table:formula="oooc:=COUNTIF([.O$7:.O$977];[.$L4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6"/>
          <table:table-cell table:style-name="ce69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3"/>
          <table:table-cell/>
          <table:table-cell table:style-name="ce86"/>
          <table:table-cell office:value-type="string">
            <text:p>N/A</text:p>
          </table:table-cell>
          <table:table-cell table:style-name="ce99" table:formula="oooc:=COUNTIF([.L$7:.L$977];[.$L5])" office:value-type="float" office:value="0">
            <text:p>0</text:p>
          </table:table-cell>
          <table:table-cell table:style-name="ce99" table:formula="oooc:=COUNTIF([.M$7:.M$977];[.$L5])" office:value-type="float" office:value="0">
            <text:p>0</text:p>
          </table:table-cell>
          <table:table-cell table:style-name="ce99" table:formula="oooc:=COUNTIF([.N$7:.N$977];[.$L5])" office:value-type="float" office:value="0">
            <text:p>0</text:p>
          </table:table-cell>
          <table:table-cell table:style-name="ce99" table:formula="oooc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70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Bug description</text:p>
          </table:table-cell>
          <table:table-cell table:style-name="ce77">
            <text:p>Tester</text:p>
          </table:table-cell>
          <table:table-cell table:style-name="ce100">
            <text:p>IE7</text:p>
          </table:table-cell>
          <table:table-cell table:style-name="ce100">
            <text:p>FireFox3.5</text:p>
          </table:table-cell>
          <table:table-cell table:style-name="ce100">
            <text:p>Comment/Bug</text:p>
          </table:table-cell>
          <table:table-cell table:style-name="ce100" table:number-columns-repeated="4"/>
          <table:table-cell table:style-name="ce92" table:number-columns-repeated="211"/>
          <table:table-cell table:style-name="ce86" table:number-columns-repeated="26"/>
        </table:table-row>
        <table:table-row table:style-name="ro14">
          <table:table-cell table:style-name="ce71" office:value-type="float" office:value="1">
            <text:p>1.00</text:p>
          </table:table-cell>
          <table:table-cell table:style-name="ce44" office:value-type="string">
            <text:p>REG_PLF306_EXOGTN_001</text:p>
          </table:table-cell>
          <table:table-cell table:style-name="ce83" office:value-type="float" office:value="1">
            <text:p>1.00</text:p>
          </table:table-cell>
          <table:table-cell table:style-name="ce44" table:formula="oooc:=[.B7]" office:value-type="string" office:string-value="REG_PLF306_EXOGTN_001">
            <text:p>REG_PLF306_EXOGTN_001</text:p>
          </table:table-cell>
          <table:table-cell table:style-name="ce51" office:value-type="string">
            <text:p>Check add value to a multi value boolean property</text:p>
          </table:table-cell>
          <table:table-cell table:style-name="ce60" office:value-type="string">
            <text:p>Step 1: Add new node</text:p>
          </table:table-cell>
          <table:table-cell table:style-name="ce93" office:value-type="string">
            <text:p>- Go to Content Explorer</text:p>
            <text:p>- Create new node (content folder for example)</text:p>
            <text:p/>
          </table:table-cell>
          <table:table-cell table:style-name="ce96" office:value-type="string">
            <text:p>Add new node successfully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898</text:p>
            <text:p>EXOGTN-372</text:p>
          </table:table-cell>
          <table:table-cell table:style-name="ce61" office:value-type="string">
            <text:p>Cannot add value to a multi value boolean property</text:p>
          </table:table-cell>
          <table:table-cell>
            <text:p>hang.nguyen</text:p>
          </table:table-cell>
          <table:table-cell table:number-columns-repeated="244"/>
        </table:table-row>
        <table:table-row table:style-name="ro15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6_EXOGTN_0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ooc:=[.B8]" office:value-type="string" office:string-value="REG_PLF306_EXOGTN_001">
            <text:p>REG_PLF306_EXOGTN_001</text:p>
          </table:table-cell>
          <table:table-cell table:style-name="ce88" office:value-type="string">
            <text:p>Check add value to a multi value boolean property</text:p>
          </table:table-cell>
          <table:table-cell table:style-name="ce60" office:value-type="string">
            <text:p>Step 2: Check view node properties</text:p>
          </table:table-cell>
          <table:table-cell table:style-name="ce94" office:value-type="string">
            <text:p><text:span text:style-name="T2">- From system </text:span><text:span text:style-name="T2">view choose </text:span><text:span text:style-name="T2">'View Node </text:span><text:span text:style-name="T2">Properties'</text:span></text:p>
            <text:p><text:span text:style-name="T2">- Click Add </text:span><text:span text:style-name="T2">New Property</text:span></text:p>
            <text:p><text:span text:style-name="T2">- Add </text:span><text:span text:style-name="T2">"multiValuePr</text:span><text:span text:style-name="T2">operty", </text:span><text:span text:style-name="T2">choose the </text:span><text:span text:style-name="T2">Boolean type </text:span><text:span text:style-name="T2">for this </text:span><text:span text:style-name="T2">property and </text:span><text:span text:style-name="T2">make </text:span><text:span text:style-name="T2">"Multiple" </text:span><text:span text:style-name="T2">option to false.</text:span></text:p>
            <text:p><text:span text:style-name="T2">- Value </text:span><text:span text:style-name="T2">checkbox is </text:span><text:span text:style-name="T2">checked</text:span></text:p>
            <text:p><text:span text:style-name="T2">- Save</text:span></text:p>
          </table:table-cell>
          <table:table-cell table:style-name="ce60" office:value-type="string">
            <text:p>Add new node properties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"/>
          <table:table-cell table:style-name="ce60">
            <text:p>hang.nguyen</text:p>
          </table:table-cell>
          <table:table-cell table:style-name="ce60" table:number-columns-repeated="244"/>
        </table:table-row>
        <table:table-row table:style-name="ro14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6_EXOGTN_0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ooc:=[.B9]" office:value-type="string" office:string-value="REG_PLF306_EXOGTN_001">
            <text:p>REG_PLF306_EXOGTN_001</text:p>
          </table:table-cell>
          <table:table-cell table:style-name="ce88" office:value-type="string">
            <text:p>Check add value to a multi value boolean property</text:p>
          </table:table-cell>
          <table:table-cell table:style-name="ce60" office:value-type="string">
            <text:p>Step 3: Check after add new node properties</text:p>
          </table:table-cell>
          <table:table-cell table:style-name="ce60" office:value-type="string">
            <text:p>- Click edit this node at step 2</text:p>
          </table:table-cell>
          <table:table-cell table:style-name="ce60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60" office:value-type="string">
            <text:p>High</text:p>
          </table:table-cell>
          <table:table-cell table:style-name="ce60" table:number-columns-repeated="2"/>
          <table:table-cell table:style-name="ce60">
            <text:p>hang.nguyen</text:p>
          </table:table-cell>
          <table:table-cell table:style-name="ce60" table:number-columns-repeated="244"/>
        </table:table-row>
        <table:table-row table:style-name="ro8">
          <table:table-cell table:style-name="ce7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6_EXOGTN_002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9" table:formula="oooc:=[.B10]" office:value-type="string" office:string-value="REG_PLF306_EXOGTN_002">
            <text:p>REG_PLF306_EXOGTN_002</text:p>
          </table:table-cell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Step 1: Create RTF created with MS wordpad</text:p>
          </table:table-cell>
          <table:table-cell table:style-name="ce60" office:value-type="string">
            <text:p>- Open wordpad</text:p>
            <text:p>- Create content </text:p>
            <text:p>- Click Save as with file “.rtf”</text:p>
          </table:table-cell>
          <table:table-cell table:style-name="ce60" office:value-type="string">
            <text:p>Create document successfully</text:p>
          </table:table-cell>
          <table:table-cell table:style-name="ce61" office:value-type="string">
            <text:p>Medium</text:p>
          </table:table-cell>
          <table:table-cell office:value-type="string">
            <text:p>CCP_734</text:p>
            <text:p>EXOGTN-374</text:p>
          </table:table-cell>
          <table:table-cell table:style-name="ce89" office:value-type="string">
            <text:p>Mime Type definition for file uploading </text:p>
          </table:table-cell>
          <table:table-cell>
            <text:p>hang.nguyen</text:p>
          </table:table-cell>
          <table:table-cell table:number-columns-repeated="244"/>
        </table:table-row>
        <table:table-row table:style-name="ro7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6_EXOGTN_002</text:p>
          </table:table-cell>
          <table:table-cell table:style-name="ce83" office:value-type="float" office:value="1">
            <text:p>1.00</text:p>
          </table:table-cell>
          <table:table-cell table:style-name="ce59" table:formula="oooc:=[.B11]" office:value-type="string" office:string-value="REG_PLF306_EXOGTN_002">
            <text:p>REG_PLF306_EXOGTN_002</text:p>
          </table:table-cell>
          <table:table-cell table:style-name="ce89" office:value-type="string">
            <text:p>Mime Type definition for file uploading </text:p>
          </table:table-cell>
          <table:table-cell table:style-name="ce60" office:value-type="string">
            <text:p>Step 2: View doc </text:p>
          </table:table-cell>
          <table:table-cell table:style-name="ce60" office:value-type="string">
            <text:p>Open this document </text:p>
          </table:table-cell>
          <table:table-cell table:style-name="ce60" office:value-type="string">
            <text:p>View document without problem</text:p>
          </table:table-cell>
          <table:table-cell table:style-name="ce61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1">
          <table:table-cell table:style-name="ce7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REG_PLF306_EXOGTN_002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9" table:formula="oooc:=[.B12]" office:value-type="string" office:string-value="REG_PLF306_EXOGTN_002">
            <text:p>REG_PLF306_EXOGTN_002</text:p>
          </table:table-cell>
          <table:table-cell table:style-name="ce89" office:value-type="string">
            <text:p>Mime Type definition for file uploading </text:p>
          </table:table-cell>
          <table:table-cell table:style-name="ce60" office:value-type="string">
            <text:p>Step 3: Upload file</text:p>
          </table:table-cell>
          <table:table-cell table:style-name="ce60" office:value-type="string">
            <text:p>- Go to Content Explorer </text:p>
            <text:p>- upload a first RTF created with MS wordpad and preview it without problem</text:p>
          </table:table-cell>
          <table:table-cell table:style-name="ce60" office:value-type="string">
            <text:p>Upload file successfully</text:p>
          </table:table-cell>
          <table:table-cell table:style-name="ce61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5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6_EXOGTN_002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9" table:formula="oooc:=[.B13]" office:value-type="string" office:string-value="REG_PLF306_EXOGTN_002">
            <text:p>REG_PLF306_EXOGTN_002</text:p>
          </table:table-cell>
          <table:table-cell table:style-name="ce89" office:value-type="string">
            <text:p>Mime Type definition for file uploading </text:p>
          </table:table-cell>
          <table:table-cell table:style-name="ce60" office:value-type="string">
            <text:p>Step 4: Edit document</text:p>
          </table:table-cell>
          <table:table-cell table:style-name="ce60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60" office:value-type="string">
            <text:p>Edit document successfully. Cee the new RTF content with <text:s/>the icon of RTF file display correctly</text:p>
          </table:table-cell>
          <table:table-cell table:style-name="ce61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4">
          <table:table-cell table:style-name="ce71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4" office:value-type="string">
            <text:p>REG_PLF306_EXOGTN_003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59" table:formula="oooc:=[.B14]" office:value-type="string" office:string-value="REG_PLF306_EXOGTN_003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Step 1: Check in Add metadata</text:p>
          </table:table-cell>
          <table:table-cell table:style-name="ce60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60" office:value-type="string">
            <text:p><text:s/>Tool-tip: "Add Item" is translated in French</text:p>
          </table:table-cell>
          <table:table-cell table:style-name="ce61" office:value-type="string">
            <text:p>Medium</text:p>
          </table:table-cell>
          <table:table-cell office:value-type="string">
            <text:p>CCP_977</text:p>
            <text:p>EXOGTN-389</text:p>
          </table:table-cell>
          <table:table-cell table:style-name="ce61" office:value-type="string">
            <text:p>label not translated into French in upload file</text:p>
          </table:table-cell>
          <table:table-cell table:style-name="ce102">
            <text:p>hang.nguyen</text:p>
          </table:table-cell>
          <table:table-cell table:style-name="ce102" table:number-columns-repeated="2"/>
          <table:table-cell table:number-columns-repeated="242"/>
        </table:table-row>
        <table:table-row table:style-name="ro16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6_EXOGTN_003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9" table:formula="oooc:=[.B15]" office:value-type="string" office:string-value="REG_PLF306_EXOGTN_003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Step 2: Check in Create an action</text:p>
          </table:table-cell>
          <table:table-cell table:style-name="ce60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60" office:value-type="string">
            <text:p>Tool-tips: "Remove Item" and "Add Item" are translated in French.</text:p>
          </table:table-cell>
          <table:table-cell table:style-name="ce61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8">
          <table:table-cell table:style-name="ce7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4" office:value-type="string">
            <text:p>REG_PLF306_EXOGTN_004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2" table:formula="oooc:=[.B16]" office:value-type="string" office:string-value="REG_PLF306_EXOGTN_004">
            <text:p>REG_PLF306_EXOGTN_004</text:p>
          </table:table-cell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Step 1: Launch portal web server</text:p>
          </table:table-cell>
          <table:table-cell table:style-name="ce61" office:value-type="string">
            <text:p>- Open terminal and start package</text:p>
          </table:table-cell>
          <table:table-cell table:style-name="ce61" office:value-type="string">
            <text:p>Start successfully</text:p>
          </table:table-cell>
          <table:table-cell table:style-name="ce61" office:value-type="string">
            <text:p>Medium</text:p>
          </table:table-cell>
          <table:table-cell table:style-name="ce61" office:value-type="string">
            <text:p>CCP_1025</text:p>
            <text:p>EXOGTN-410</text:p>
          </table:table-cell>
          <table:table-cell table:style-name="ce61" office:value-type="string">
            <text:p>No Content-Type on css files</text:p>
          </table:table-cell>
          <table:table-cell>
            <text:p>hang.nguyen</text:p>
          </table:table-cell>
          <table:table-cell table:number-columns-repeated="244"/>
        </table:table-row>
        <table:table-row table:style-name="ro7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6_EXOGTN_004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2" table:formula="oooc:=[.B17]" office:value-type="string" office:string-value="REG_PLF306_EXOGTN_004">
            <text:p>REG_PLF306_EXOGTN_004</text:p>
          </table:table-cell>
          <table:table-cell table:style-name="ce90" office:value-type="string">
            <text:p>Check content type on CSS file ( without IE9)</text:p>
          </table:table-cell>
          <table:table-cell table:style-name="ce60" office:value-type="string">
            <text:p>Step 2: Use telnet in order to connect to web server </text:p>
          </table:table-cell>
          <table:table-cell table:style-name="ce60" office:value-type="string">
            <text:p>- Launch command line by type: telnet localhost 8080</text:p>
          </table:table-cell>
          <table:table-cell table:style-name="ce60" office:value-type="string">
            <text:p>Run successfully</text:p>
          </table:table-cell>
          <table:table-cell table:style-name="ce61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7">
          <table:table-cell table:style-name="ce7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6_EXOGTN_004</text:p>
          </table:table-cell>
          <table:table-cell table:style-name="ce83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2" table:formula="oooc:=[.B18]" office:value-type="string" office:string-value="REG_PLF306_EXOGTN_004">
            <text:p>REG_PLF306_EXOGTN_004</text:p>
          </table:table-cell>
          <table:table-cell table:style-name="ce90" office:value-type="string">
            <text:p>Check content type on CSS file ( without IE9)</text:p>
          </table:table-cell>
          <table:table-cell table:style-name="ce60" office:value-type="string">
            <text:p>Step 3: Request the header of a css file in console </text:p>
          </table:table-cell>
          <table:table-cell table:style-name="ce60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60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1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3">
          <table:table-cell table:style-name="ce72"/>
          <table:table-cell table:style-name="ce78"/>
          <table:table-cell table:style-name="ce84"/>
          <table:table-cell table:style-name="ce62"/>
          <table:table-cell table:style-name="ce91"/>
          <table:table-cell table:style-name="ce60" table:number-columns-repeated="251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11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69"/>
          <table:table-cell table:style-name="ce73" office:value-type="string">
            <text:p>TEST CASES</text:p>
          </table:table-cell>
          <table:table-cell table:style-name="ce79"/>
          <table:table-cell table:style-name="ce74" table:number-columns-repeated="2"/>
          <table:table-cell table:style-name="ce60"/>
          <table:table-cell table:style-name="ce74" table:number-columns-repeated="3"/>
          <table:table-cell table:style-name="ce97"/>
          <table:table-cell table:style-name="ce74"/>
          <table:table-cell table:style-name="ce99" office:value-type="string">
            <text:p>Passed</text:p>
          </table:table-cell>
          <table:table-cell table:style-name="ce99" table:formula="oooc:=COUNTIF([.L$7:.L$977];[.$L1])" office:value-type="float" office:value="0">
            <text:p>0</text:p>
          </table:table-cell>
          <table:table-cell table:style-name="ce99" table:formula="oooc:=COUNTIF([.M$7:.M$977];[.$L1])" office:value-type="float" office:value="0">
            <text:p>0</text:p>
          </table:table-cell>
          <table:table-cell table:style-name="ce99" table:formula="oooc:=COUNTIF([.N$7:.N$977];[.$L1])" office:value-type="float" office:value="0">
            <text:p>0</text:p>
          </table:table-cell>
          <table:table-cell table:style-name="ce99" table:formula="oooc:=COUNTIF([.O$7:.O$977];[.$L1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4"/>
          <table:table-cell table:style-name="ce80"/>
          <table:table-cell table:style-name="ce74" table:number-columns-repeated="2"/>
          <table:table-cell table:style-name="ce60"/>
          <table:table-cell table:style-name="ce74" table:number-columns-repeated="3"/>
          <table:table-cell/>
          <table:table-cell table:style-name="ce74"/>
          <table:table-cell table:style-name="ce99" office:value-type="string">
            <text:p>Failed</text:p>
          </table:table-cell>
          <table:table-cell table:style-name="ce99" table:formula="oooc:=COUNTIF([.L$7:.L$977];[.$L2])" office:value-type="float" office:value="0">
            <text:p>0</text:p>
          </table:table-cell>
          <table:table-cell table:style-name="ce99" table:formula="oooc:=COUNTIF([.M$7:.M$977];[.$L2])" office:value-type="float" office:value="0">
            <text:p>0</text:p>
          </table:table-cell>
          <table:table-cell table:style-name="ce99" table:formula="oooc:=COUNTIF([.N$7:.N$977];[.$L2])" office:value-type="float" office:value="0">
            <text:p>0</text:p>
          </table:table-cell>
          <table:table-cell table:style-name="ce99" table:formula="oooc:=COUNTIF([.O$7:.O$977];[.$L2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9">
          <table:table-cell table:style-name="ce69"/>
          <table:table-cell table:style-name="ce75" office:value-type="string">
            <text:p>Function List Code:</text:p>
          </table:table-cell>
          <table:table-cell table:style-name="ce81" office:value-type="string" table:number-columns-spanned="3" table:number-rows-spanned="1">
            <text:p>Bugs on GTN 3.1.10 for regression test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9" office:value-type="string">
            <text:p>Blocked</text:p>
          </table:table-cell>
          <table:table-cell table:style-name="ce99" table:formula="oooc:=COUNTIF([.L$7:.L$977];[.$L3])" office:value-type="float" office:value="0">
            <text:p>0</text:p>
          </table:table-cell>
          <table:table-cell table:style-name="ce99" table:formula="oooc:=COUNTIF([.M$7:.M$977];[.$L3])" office:value-type="float" office:value="0">
            <text:p>0</text:p>
          </table:table-cell>
          <table:table-cell table:style-name="ce99" table:formula="oooc:=COUNTIF([.N$7:.N$977];[.$L3])" office:value-type="float" office:value="0">
            <text:p>0</text:p>
          </table:table-cell>
          <table:table-cell table:style-name="ce99" table:formula="oooc:=COUNTIF([.O$7:.O$977];[.$L3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7">
          <table:table-cell table:style-name="ce69"/>
          <table:table-cell table:style-name="ce75" office:value-type="string">
            <text:p>Total Main Cases:</text:p>
          </table:table-cell>
          <table:table-cell table:style-name="ce82" table:formula="oooc:=MAX([.A7:.A960])" office:value-type="float" office:value="6" table:number-columns-spanned="3" table:number-rows-spanned="1">
            <text:p>6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7" office:value-type="string">
            <text:p>Untested</text:p>
          </table:table-cell>
          <table:table-cell table:style-name="ce99" table:formula="oooc:=COUNTIF([.L$7:.L$977];[.$L4])" office:value-type="float" office:value="0">
            <text:p>0</text:p>
          </table:table-cell>
          <table:table-cell table:style-name="ce99" table:formula="oooc:=COUNTIF([.M$7:.M$977];[.$L4])" office:value-type="float" office:value="0">
            <text:p>0</text:p>
          </table:table-cell>
          <table:table-cell table:style-name="ce99" table:formula="oooc:=COUNTIF([.N$7:.N$977];[.$L4])" office:value-type="float" office:value="0">
            <text:p>0</text:p>
          </table:table-cell>
          <table:table-cell table:style-name="ce99" table:formula="oooc:=COUNTIF([.O$7:.O$977];[.$L4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6"/>
          <table:table-cell table:style-name="ce69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3"/>
          <table:table-cell/>
          <table:table-cell table:style-name="ce86"/>
          <table:table-cell office:value-type="string">
            <text:p>N/A</text:p>
          </table:table-cell>
          <table:table-cell table:style-name="ce99" table:formula="oooc:=COUNTIF([.L$7:.L$977];[.$L5])" office:value-type="float" office:value="0">
            <text:p>0</text:p>
          </table:table-cell>
          <table:table-cell table:style-name="ce99" table:formula="oooc:=COUNTIF([.M$7:.M$977];[.$L5])" office:value-type="float" office:value="0">
            <text:p>0</text:p>
          </table:table-cell>
          <table:table-cell table:style-name="ce99" table:formula="oooc:=COUNTIF([.N$7:.N$977];[.$L5])" office:value-type="float" office:value="0">
            <text:p>0</text:p>
          </table:table-cell>
          <table:table-cell table:style-name="ce99" table:formula="oooc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70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Bug description</text:p>
          </table:table-cell>
          <table:table-cell table:style-name="ce77">
            <text:p>Tester</text:p>
          </table:table-cell>
          <table:table-cell table:style-name="ce100">
            <text:p>IE7</text:p>
          </table:table-cell>
          <table:table-cell table:style-name="ce100">
            <text:p>FireFox3.5</text:p>
          </table:table-cell>
          <table:table-cell table:style-name="ce100">
            <text:p>Comment/Bug</text:p>
          </table:table-cell>
          <table:table-cell table:style-name="ce100" table:number-columns-repeated="4"/>
          <table:table-cell table:style-name="ce92" table:number-columns-repeated="211"/>
          <table:table-cell table:style-name="ce86" table:number-columns-repeated="26"/>
        </table:table-row>
        <table:table-row table:style-name="ro14">
          <table:table-cell table:style-name="ce71" office:value-type="float" office:value="1">
            <text:p>1.00</text:p>
          </table:table-cell>
          <table:table-cell table:style-name="ce44" office:value-type="string">
            <text:p>REG_PLF307_EXOGTN_001</text:p>
          </table:table-cell>
          <table:table-cell table:style-name="ce83" office:value-type="float" office:value="1">
            <text:p>1.00</text:p>
          </table:table-cell>
          <table:table-cell table:style-name="ce44" table:formula="oooc:=[.B7]" office:value-type="string" office:string-value="REG_PLF307_EXOGTN_001">
            <text:p>REG_PLF307_EXOGTN_001</text:p>
          </table:table-cell>
          <table:table-cell table:style-name="ce51" office:value-type="string">
            <text:p>Check PageBody displayed in Edit Site Layout </text:p>
          </table:table-cell>
          <table:table-cell table:style-name="ce60" office:value-type="string">
            <text:p>Step 1: Edit site layout</text:p>
          </table:table-cell>
          <table:table-cell table:style-name="ce93" office:value-type="string">
            <text:p>- Login by root</text:p>
            <text:p>- Go to Edit site Layout</text:p>
            <text:p/>
          </table:table-cell>
          <table:table-cell table:style-name="ce96" office:value-type="string">
            <text:p>- Layout of site is displayed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1132</text:p>
            <text:p>EXOGTN-767</text:p>
          </table:table-cell>
          <table:table-cell table:style-name="ce88" office:value-type="string">
            <text:p>PageBody placeholder DISAPPEARED on Site Layout Edit</text:p>
          </table:table-cell>
          <table:table-cell table:number-columns-repeated="245"/>
        </table:table-row>
        <table:table-row table:style-name="ro10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7_EXOGTN_0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ooc:=[.B8]" office:value-type="string" office:string-value="REG_PLF307_EXOGTN_001">
            <text:p>REG_PLF307_EXOGTN_001</text:p>
          </table:table-cell>
          <table:table-cell table:style-name="ce88" office:value-type="string">
            <text:p>Check PageBody displayed in Edit Site Layout </text:p>
          </table:table-cell>
          <table:table-cell table:style-name="ce60" office:value-type="string">
            <text:p>Step 2: Add new column container into page</text:p>
          </table:table-cell>
          <table:table-cell table:style-name="ce94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60" office:value-type="string">
            <text:p>- Container tab appear</text:p>
            <text:p>- Drag &amp; drop two column into page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1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7_EXOGTN_0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ooc:=[.B9]" office:value-type="string" office:string-value="REG_PLF307_EXOGTN_001">
            <text:p>REG_PLF307_EXOGTN_001</text:p>
          </table:table-cell>
          <table:table-cell table:style-name="ce88" office:value-type="string">
            <text:p>Check PageBody displayed in Edit Site Layout </text:p>
          </table:table-cell>
          <table:table-cell table:style-name="ce60" office:value-type="string">
            <text:p>Step 3: Drag &amp; drop page body into container</text:p>
          </table:table-cell>
          <table:table-cell table:style-name="ce60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60" office:value-type="string">
            <text:p>- Page body is moved into column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0">
          <table:table-cell table:style-name="ce7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REG_PLF307_EXOGTN_001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4" table:formula="oooc:=[.B10]" office:value-type="string" office:string-value="REG_PLF307_EXOGTN_001">
            <text:p>REG_PLF307_EXOGTN_001</text:p>
          </table:table-cell>
          <table:table-cell table:style-name="ce88" office:value-type="string">
            <text:p>Check PageBody displayed in Edit Site Layout </text:p>
          </table:table-cell>
          <table:table-cell table:style-name="ce60" office:value-type="string">
            <text:p>Step 4: Re add another two columns container </text:p>
          </table:table-cell>
          <table:table-cell table:style-name="ce94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60" office:value-type="string">
            <text:p>- Container tab appear</text:p>
            <text:p>- Drag &amp; drop two column into page successfully</text:p>
          </table:table-cell>
          <table:table-cell table:style-name="ce60" office:value-type="string">
            <text:p>High</text:p>
          </table:table-cell>
          <table:table-cell table:style-name="ce60"/>
          <table:table-cell table:style-name="ce89"/>
          <table:table-cell table:style-name="ce60" table:number-columns-repeated="245"/>
        </table:table-row>
        <table:table-row table:style-name="ro11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7_EXOGTN_001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4" table:formula="oooc:=[.B11]" office:value-type="string" office:string-value="REG_PLF307_EXOGTN_001">
            <text:p>REG_PLF307_EXOGTN_001</text:p>
          </table:table-cell>
          <table:table-cell table:style-name="ce88" office:value-type="string">
            <text:p>Check PageBody displayed in Edit Site Layout </text:p>
          </table:table-cell>
          <table:table-cell table:style-name="ce60" office:value-type="string">
            <text:p>Step 5: Continue Drag &amp; drop page body into container</text:p>
          </table:table-cell>
          <table:table-cell table:style-name="ce60" office:value-type="string">
            <text:p>- Choose Application tab</text:p>
            <text:p>- Move pagebody inside one column of the new container</text:p>
            <text:p/>
          </table:table-cell>
          <table:table-cell table:style-name="ce60" office:value-type="string">
            <text:p>- Page body is moved into column successfully and appear in Site Layout Edit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0">
          <table:table-cell table:style-name="ce71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4" office:value-type="string">
            <text:p>REG_PLF307_EXOGTN_002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4" table:formula="oooc:=[.B12]" office:value-type="string" office:string-value="REG_PLF307_EXOGTN_002">
            <text:p>REG_PLF307_EXOGTN_002</text:p>
          </table:table-cell>
          <table:table-cell table:style-name="ce52" office:value-type="string">
            <text:p>Check Listeners are executed after updating a user's group</text:p>
          </table:table-cell>
          <table:table-cell table:style-name="ce60" office:value-type="string">
            <text:p>Step 1: Add exo.samples.Listner-1.0.0-SNAPSHOT.jar in to lib folder</text:p>
          </table:table-cell>
          <table:table-cell table:style-name="ce60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60" office:value-type="string">
            <text:p>Add file successfully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1069</text:p>
            <text:p>EXOGTN-572</text:p>
          </table:table-cell>
          <table:table-cell table:style-name="ce60" office:value-type="string">
            <text:p>Listners are not executed after updating a user's group</text:p>
          </table:table-cell>
          <table:table-cell table:style-name="ce60" table:number-columns-repeated="245"/>
        </table:table-row>
        <table:table-row table:style-name="ro18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7_EXOGTN_002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44" table:formula="oooc:=[.B13]" office:value-type="string" office:string-value="REG_PLF307_EXOGTN_002">
            <text:p>REG_PLF307_EXOGTN_002</text:p>
          </table:table-cell>
          <table:table-cell table:style-name="ce89" office:value-type="string">
            <text:p>Check Listners are executed after updating a user's group</text:p>
          </table:table-cell>
          <table:table-cell table:style-name="ce60" office:value-type="string">
            <text:p>Step 2: Check when edit group</text:p>
          </table:table-cell>
          <table:table-cell table:style-name="ce60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60" office:value-type="string">
            <text:p>- Edit group successfully</text:p>
            <text:p>- Show message alert before and after edit group in sever console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8">
          <table:table-cell table:style-name="ce71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4" office:value-type="string">
            <text:p>REG_PLF307_EXOGTN_003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44" table:formula="oooc:=[.B14]" office:value-type="string" office:string-value="REG_PLF307_EXOGTN_003">
            <text:p>REG_PLF307_EXOGTN_003</text:p>
          </table:table-cell>
          <table:table-cell table:style-name="ce51" office:value-type="string">
            <text:p>Check limit of portlet title length</text:p>
          </table:table-cell>
          <table:table-cell table:style-name="ce60" office:value-type="string">
            <text:p>Step 1: Check limit of porlet title length</text:p>
          </table:table-cell>
          <table:table-cell table:style-name="ce60" office:value-type="string">
            <text:p>- Login by admin</text:p>
            <text:p>- Add new page with a portlet</text:p>
          </table:table-cell>
          <table:table-cell table:style-name="ce60" office:value-type="string">
            <text:p>- Add new page successfully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1126</text:p>
            <text:p>EXOGTN-673</text:p>
          </table:table-cell>
          <table:table-cell table:style-name="ce60" office:value-type="string">
            <text:p>Remove limit of portlet title length</text:p>
          </table:table-cell>
          <table:table-cell table:style-name="ce60" table:number-columns-repeated="245"/>
        </table:table-row>
        <table:table-row table:style-name="ro14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7_EXOGTN_003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4" table:formula="oooc:=[.B15]" office:value-type="string" office:string-value="REG_PLF307_EXOGTN_003">
            <text:p>REG_PLF307_EXOGTN_003</text:p>
          </table:table-cell>
          <table:table-cell table:style-name="ce88" office:value-type="string">
            <text:p>Check limit of portlet title length</text:p>
          </table:table-cell>
          <table:table-cell table:style-name="ce60" office:value-type="string">
            <text:p>Step 2: Edit portlet of page</text:p>
          </table:table-cell>
          <table:table-cell table:style-name="ce60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60" office:value-type="string">
            <text:p>- Edit title successfully and no message alert limits of portlet title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0">
          <table:table-cell table:style-name="ce7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4" office:value-type="string">
            <text:p>REG_PLF307_EXOGTN_004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4" table:formula="oooc:=[.B16]" office:value-type="string" office:string-value="REG_PLF307_EXOGTN_004">
            <text:p>REG_PLF307_EXOGTN_004</text:p>
          </table:table-cell>
          <table:table-cell table:style-name="ce53" office:value-type="string">
            <text:p>eXo Javascript is conflicting with some JQuery extensions</text:p>
          </table:table-cell>
          <table:table-cell table:style-name="ce61" office:value-type="string">
            <text:p>Step 1: Add exo-store-assets-portlet.war into folder</text:p>
          </table:table-cell>
          <table:table-cell table:style-name="ce61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1" office:value-type="string">
            <text:p>- Download and add file successfully</text:p>
          </table:table-cell>
          <table:table-cell table:style-name="ce60" office:value-type="string">
            <text:p>High</text:p>
          </table:table-cell>
          <table:table-cell table:style-name="ce53" office:value-type="string">
            <text:p>CCP_920</text:p>
            <text:p>EXOGTN_343</text:p>
          </table:table-cell>
          <table:table-cell table:style-name="ce60" table:number-columns-repeated="246"/>
        </table:table-row>
        <table:table-row table:style-name="ro19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7_EXOGTN_004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4" table:formula="oooc:=[.B17]" office:value-type="string" office:string-value="REG_PLF307_EXOGTN_004">
            <text:p>REG_PLF307_EXOGTN_004</text:p>
          </table:table-cell>
          <table:table-cell table:style-name="ce90" office:value-type="string">
            <text:p>eXo Javascript is conflicting with some JQuery extensions</text:p>
          </table:table-cell>
          <table:table-cell table:style-name="ce60" office:value-type="string">
            <text:p>Step 2: Add Light Box Tester to a category</text:p>
          </table:table-cell>
          <table:table-cell table:style-name="ce60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60" office:value-type="string">
            <text:p>- local._exo-store-assets-portlet.AssetManagementPortlet is displayed in list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9">
          <table:table-cell table:style-name="ce7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7_EXOGTN_004</text:p>
          </table:table-cell>
          <table:table-cell table:style-name="ce83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4" table:formula="oooc:=[.B18]" office:value-type="string" office:string-value="REG_PLF307_EXOGTN_004">
            <text:p>REG_PLF307_EXOGTN_004</text:p>
          </table:table-cell>
          <table:table-cell table:style-name="ce90" office:value-type="string">
            <text:p>eXo Javascript is conflicting with some JQuery extensions</text:p>
          </table:table-cell>
          <table:table-cell table:style-name="ce60" office:value-type="string">
            <text:p>Step 3: Add new page have local._exo-store-assets-portlet.AssetManagementPortlet</text:p>
          </table:table-cell>
          <table:table-cell table:style-name="ce60" office:value-type="string">
            <text:p>- Create a new page, add Light Box Tester portlet to the page</text:p>
            <text:p>- Click Save</text:p>
          </table:table-cell>
          <table:table-cell table:style-name="ce60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8">
          <table:table-cell table:style-name="ce71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4" office:value-type="string">
            <text:p>REG_PLF307_EXOGTN_005</text:p>
          </table:table-cell>
          <table:table-cell table:style-name="ce83"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4" table:formula="oooc:=[.B19]" office:value-type="string" office:string-value="REG_PLF307_EXOGTN_005">
            <text:p>REG_PLF307_EXOGTN_005</text:p>
          </table:table-cell>
          <table:table-cell table:style-name="ce54" office:value-type="string">
            <text:p>Check the max length of Group label from 3 to 50 characters</text:p>
          </table:table-cell>
          <table:table-cell table:style-name="ce60" office:value-type="string">
            <text:p>Step 1: Add new group with label less than 50 chars</text:p>
          </table:table-cell>
          <table:table-cell table:style-name="ce60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60" office:value-type="string">
            <text:p>- Show message alert: “The length of the text in field "Label" must be between "3" and "50" characters. ”</text:p>
          </table:table-cell>
          <table:table-cell table:style-name="ce60" office:value-type="string">
            <text:p>Medium</text:p>
          </table:table-cell>
          <table:table-cell table:style-name="ce53" office:value-type="string">
            <text:p>CCP_1126</text:p>
            <text:p>EXOGTN_672</text:p>
          </table:table-cell>
          <table:table-cell table:style-name="ce103" office:value-type="string">
            <text:p>show message alert that ax length of Group label is limited to 30 characters</text:p>
          </table:table-cell>
          <table:table-cell table:style-name="ce60" table:number-columns-repeated="245"/>
        </table:table-row>
        <table:table-row table:style-name="ro18">
          <table:table-cell table:style-name="ce71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4" office:value-type="string">
            <text:p>REG_PLF307_EXOGTN_006</text:p>
          </table:table-cell>
          <table:table-cell table:style-name="ce83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4" table:formula="oooc:=[.B20]" office:value-type="string" office:string-value="REG_PLF307_EXOGTN_006">
            <text:p>REG_PLF307_EXOGTN_006</text:p>
          </table:table-cell>
          <table:table-cell table:style-name="ce55" office:value-type="string">
            <text:p>Check the gadgets when the host name includes the word "portal"</text:p>
          </table:table-cell>
          <table:table-cell table:style-name="ce60" office:value-type="string">
            <text:p>Step 1: Edit host name in OS</text:p>
          </table:table-cell>
          <table:table-cell table:style-name="ce60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60" office:value-type="string">
            <text:p>Edit host name successfully</text:p>
          </table:table-cell>
          <table:table-cell table:style-name="ce60" office:value-type="string">
            <text:p>High</text:p>
          </table:table-cell>
          <table:table-cell table:style-name="ce53" office:value-type="string">
            <text:p>CCP_1114</text:p>
            <text:p>EXOGTN_742</text:p>
          </table:table-cell>
          <table:table-cell table:style-name="ce60" office:value-type="string">
            <text:p>Problem with gadgets when the host name includes the word "portal"</text:p>
          </table:table-cell>
          <table:table-cell table:style-name="ce60" table:number-columns-repeated="245"/>
        </table:table-row>
        <table:table-row table:style-name="ro11">
          <table:table-cell table:style-name="ce7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REG_PLF307_EXOGTN_006</text:p>
          </table:table-cell>
          <table:table-cell table:style-name="ce83"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4" table:formula="oooc:=[.B21]" office:value-type="string" office:string-value="REG_PLF307_EXOGTN_006">
            <text:p>REG_PLF307_EXOGTN_006</text:p>
          </table:table-cell>
          <table:table-cell table:style-name="ce60" office:value-type="string">
            <text:p>Check the gadgets when the host name includes the word "portal"</text:p>
          </table:table-cell>
          <table:table-cell table:style-name="ce60" office:value-type="string">
            <text:p>Step 2: Add new page</text:p>
          </table:table-cell>
          <table:table-cell table:style-name="ce60" office:value-type="string">
            <text:p>- Run server</text:p>
            <text:p>- Login by root</text:p>
            <text:p>- Add new page with a portlet</text:p>
          </table:table-cell>
          <table:table-cell table:style-name="ce60" office:value-type="string">
            <text:p>- Add new page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20">
          <table:table-cell table:style-name="ce71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REG_PLF307_EXOGTN_006</text:p>
          </table:table-cell>
          <table:table-cell table:style-name="ce83"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4" table:formula="oooc:=[.B22]" office:value-type="string" office:string-value="REG_PLF307_EXOGTN_006">
            <text:p>REG_PLF307_EXOGTN_006</text:p>
          </table:table-cell>
          <table:table-cell table:style-name="ce60" office:value-type="string">
            <text:p>Check the gadgets when the host name includes the word "portal"</text:p>
          </table:table-cell>
          <table:table-cell table:style-name="ce60" office:value-type="string">
            <text:p>Step 3: Check the URL of page</text:p>
          </table:table-cell>
          <table:table-cell table:style-name="ce60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60" office:value-type="string">
            <text:p>- the gadgets are displayed without any problem.</text:p>
            <text:p>the gadgets are displayed without any problem.</text:p>
          </table:table-cell>
          <table:table-cell table:style-name="ce60" office:value-type="string">
            <text:p>High</text:p>
          </table:table-cell>
          <table:table-cell table:style-name="ce60"/>
          <table:table-cell table:style-name="ce60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60" table:number-columns-repeated="245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Summary_Report" table:style-name="ta2" table:print="false">
        <table:table-column table:style-name="co15" table:default-cell-style-name="ce111"/>
        <table:table-column table:style-name="co16" table:default-cell-style-name="ce111"/>
        <table:table-column table:style-name="co17" table:default-cell-style-name="ce111"/>
        <table:table-column table:style-name="co18" table:default-cell-style-name="ce111"/>
        <table:table-column table:style-name="co19" table:default-cell-style-name="ce111"/>
        <table:table-column table:style-name="co19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12" table:default-cell-style-name="Default"/>
        <table:table-row table:style-name="ro21">
          <table:table-cell table:style-name="ce104" office:value-type="string" table:number-columns-spanned="4" table:number-rows-spanned="2">
            <text:p>GTN Regression Tests List</text:p>
            <text:p><text:span text:style-name="T3">Based on </text:span><text:span text:style-name="T3">document </text:span><text:span text:style-name="T3">version: 3.1.x</text:span></text:p>
          </table:table-cell>
          <table:covered-table-cell table:number-columns-repeated="2" table:style-name="ce104"/>
          <table:covered-table-cell table:style-name="ce119"/>
          <table:table-cell table:style-name="ce119"/>
          <table:table-cell table:style-name="ce117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1">
          <table:covered-table-cell table:number-columns-repeated="3" table:style-name="ce105"/>
          <table:covered-table-cell table:style-name="ce119"/>
          <table:table-cell table:style-name="ce119"/>
          <table:covered-table-cell table:style-name="ce128"/>
          <table:table-cell table:style-name="Default" table:number-columns-repeated="245"/>
          <table:table-cell table:number-columns-repeated="5"/>
        </table:table-row>
        <table:table-row table:style-name="ro22">
          <table:table-cell table:style-name="ce106" office:value-type="string">
            <text:p>Id</text:p>
          </table:table-cell>
          <table:table-cell table:style-name="ce106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table-cell table:style-name="ce117" office:value-type="string">
            <text:p>Product bugID</text:p>
          </table:table-cell>
          <table:covered-table-cell table:style-name="ce117" office:value-type="string">
            <text:p>Total cases</text:p>
          </table:covered-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office:value-type="string" table:number-columns-spanned="6" table:number-rows-spanned="1">
            <text:p>Bugs v.3.1.9</text:p>
          </table:table-cell>
          <table:covered-table-cell table:number-columns-repeated="2" table:style-name="ce112"/>
          <table:covered-table-cell table:number-columns-repeated="2" table:style-name="ce120"/>
          <table:covered-table-cell table:style-name="ce129"/>
          <table:table-cell table:number-columns-repeated="250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113" office:value-type="string">
            <text:p>EXOGTN</text:p>
          </table:table-cell>
          <table:table-cell table:style-name="ce113"/>
          <table:table-cell table:style-name="ce51" office:value-type="string">
            <text:p>Check label in Todolist Gadget</text:p>
          </table:table-cell>
          <table:table-cell table:style-name="ce59" office:value-type="string">
            <text:p>EXOGTN-290</text:p>
            <text:p>CPP_827</text:p>
          </table:table-cell>
          <table:table-cell table:style-name="ce130" table:formula="oooc:=SUMPRODUCT(([Bugs_v3_1_9.B$7:Bugs_v3_1_9.B$931]=[.$A5])*([Bugs_v3_1_9.A$7:Bugs_v3_1_9.A$931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5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113" office:value-type="string">
            <text:p>EXOGTN</text:p>
          </table:table-cell>
          <table:table-cell table:style-name="ce112"/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EXOGTN-221</text:p>
            <text:p>CPP_883</text:p>
          </table:table-cell>
          <table:table-cell table:style-name="ce130" table:formula="oooc:=SUMPRODUCT(([Bugs_v3_1_9.B$7:Bugs_v3_1_9.B$931]=[.$A6])*([Bugs_v3_1_9.A$7:Bugs_v3_1_9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7" office:value-type="string" table:number-columns-spanned="6" table:number-rows-spanned="1">
            <text:p>Bugs v.3.1.10</text:p>
          </table:table-cell>
          <table:covered-table-cell table:style-name="ce114"/>
          <table:covered-table-cell table:number-columns-repeated="3" table:style-name="ce118"/>
          <table:covered-table-cell table:style-name="ce131"/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115" office:value-type="string">
            <text:p>EXOGTN</text:p>
          </table:table-cell>
          <table:table-cell table:style-name="ce115"/>
          <table:table-cell table:style-name="ce51" office:value-type="string">
            <text:p>Check add value to a multi value boolean property</text:p>
          </table:table-cell>
          <table:table-cell table:style-name="ce59" office:value-type="string">
            <text:p>CCP_898</text:p>
            <text:p>EXOGTN-372</text:p>
          </table:table-cell>
          <table:table-cell table:style-name="ce130" table:formula="oooc:=SUMPRODUCT(([Bugs_v3_1_10.B$7:Bugs_v3_1_10.B$931]=[.$A8])*([Bugs_v3_1_10.A$7:Bugs_v3_1_10.A$931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5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CCP_734</text:p>
            <text:p>EXOGTN-374</text:p>
          </table:table-cell>
          <table:table-cell table:style-name="ce130" table:formula="oooc:=SUMPRODUCT(([Bugs_v3_1_10.B$7:Bugs_v3_1_10.B$931]=[.$A9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CCP_977</text:p>
            <text:p>EXOGTN-389</text:p>
          </table:table-cell>
          <table:table-cell table:style-name="ce130" table:formula="oooc:=SUMPRODUCT(([Bugs_v3_1_10.B$7:Bugs_v3_1_10.B$931]=[.$A10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CCP_1025</text:p>
            <text:p>EXOGTN-410</text:p>
          </table:table-cell>
          <table:table-cell table:style-name="ce130" table:formula="oooc:=SUMPRODUCT(([Bugs_v3_1_10.B$7:Bugs_v3_1_10.B$931]=[.$A11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7" office:value-type="string" table:number-columns-spanned="6" table:number-rows-spanned="1">
            <text:p>Bugs v.3.1.11</text:p>
          </table:table-cell>
          <table:covered-table-cell table:number-columns-repeated="5" table:style-name="Default"/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1" office:value-type="string">
            <text:p>Check PageBody displayed in Edit Site Layout </text:p>
          </table:table-cell>
          <table:table-cell table:style-name="ce59" office:value-type="string">
            <text:p>CCP_1132</text:p>
            <text:p>EXOGTN-767</text:p>
          </table:table-cell>
          <table:table-cell table:style-name="ce130" table:formula="oooc:=SUMPRODUCT(([Bugs_v3_1_11.B$7:Bugs_v3_1_11.B$931]=[.$A13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2" office:value-type="string">
            <text:p>Check Listners are executed after updating a user's group</text:p>
          </table:table-cell>
          <table:table-cell table:style-name="ce59" office:value-type="string">
            <text:p>CCP_1069</text:p>
            <text:p>EXOGTN-572</text:p>
          </table:table-cell>
          <table:table-cell table:style-name="ce130" table:formula="oooc:=SUMPRODUCT(([Bugs_v3_1_11.B$7:Bugs_v3_1_11.B$931]=[.$A14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1" office:value-type="string">
            <text:p>Check limit of portlet title length</text:p>
          </table:table-cell>
          <table:table-cell table:style-name="ce59" office:value-type="string">
            <text:p>CCP_1126</text:p>
            <text:p>EXOGTN-673</text:p>
          </table:table-cell>
          <table:table-cell table:style-name="ce130" table:formula="oooc:=SUMPRODUCT(([Bugs_v3_1_11.B$7:Bugs_v3_1_11.B$931]=[.$A15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3" office:value-type="string">
            <text:p>eXo Javascript is conflicting with some JQuery extensions</text:p>
          </table:table-cell>
          <table:table-cell table:style-name="ce53" office:value-type="string">
            <text:p>CCP_920</text:p>
            <text:p>EXOGTN_343</text:p>
          </table:table-cell>
          <table:table-cell table:style-name="ce130" table:formula="oooc:=SUMPRODUCT(([Bugs_v3_1_11.B$7:Bugs_v3_1_11.B$931]=[.$A16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4" office:value-type="string">
            <text:p>Check the max length of Group label from 3 to 50 characters</text:p>
          </table:table-cell>
          <table:table-cell table:style-name="ce53" office:value-type="string">
            <text:p>CCP_1126</text:p>
            <text:p>EXOGTN_672</text:p>
          </table:table-cell>
          <table:table-cell table:style-name="ce130" table:formula="oooc:=SUMPRODUCT(([Bugs_v3_1_11.B$7:Bugs_v3_1_11.B$931]=[.$A17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5" office:value-type="string">
            <text:p>Check the gadgets when the host name includes the word "portal"</text:p>
          </table:table-cell>
          <table:table-cell table:style-name="ce53" office:value-type="string">
            <text:p>CCP_1114</text:p>
            <text:p>EXOGTN_742</text:p>
          </table:table-cell>
          <table:table-cell table:style-name="ce130" table:formula="oooc:=SUMPRODUCT(([Bugs_v3_1_11.B$7:Bugs_v3_1_11.B$931]=[.$A18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45"/>
          <table:table-cell table:style-name="ce112" table:number-columns-repeated="2"/>
          <table:table-cell table:style-name="ce63" table:number-columns-repeated="2"/>
          <table:table-cell table:style-name="ce129"/>
          <table:table-cell table:number-columns-repeated="250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ce112" table:number-columns-repeated="2"/>
          <table:table-cell table:style-name="ce121"/>
          <table:table-cell table:style-name="ce123"/>
          <table: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ce112" table:number-columns-repeated="2"/>
          <table:table-cell table:style-name="ce121"/>
          <table:table-cell table:style-name="ce124"/>
          <table: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Default" table:number-columns-repeated="2"/>
          <table:table-cell table:style-name="ce121"/>
          <table:table-cell table:style-name="ce125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109"/>
          <table:table-cell table:style-name="Default" table:number-columns-repeated="2"/>
          <table:table-cell table:style-name="ce121"/>
          <table:table-cell table:style-name="ce126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8"/>
          <table:table-cell table:style-name="Default" table:number-columns-repeated="2"/>
          <table:table-cell table:style-name="ce122"/>
          <table:table-cell table:style-name="ce127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8"/>
          <table:table-cell table:style-name="Default" table:number-columns-repeated="2"/>
          <table:table-cell table:style-name="ce121"/>
          <table:table-cell table:style-name="ce127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4"/>
          <table:table-cell table:style-name="Default" table:number-columns-repeated="2"/>
          <table:table-cell table:style-name="ce91"/>
          <table:table-cell table:style-name="ce60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4"/>
          <table:table-cell table:style-name="Default" table:number-columns-repeated="2"/>
          <table:table-cell table:style-name="ce91"/>
          <table:table-cell table:style-name="ce60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23">
          <table:table-cell table:style-name="ce110" office:value-type="string" table:number-columns-spanned="5" table:number-rows-spanned="1">
            <text:p>Total</text:p>
          </table:table-cell>
          <table:covered-table-cell table:number-columns-repeated="3" table:style-name="ce116"/>
          <table:covered-table-cell table:style-name="ce112"/>
          <table:table-cell table:style-name="ce110" table:formula="oooc:=SUM([.F4:.F30])" office:value-type="float" office:value="12">
            <text:p>1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27:16</dc:date>
    <meta:print-date>2008-06-17T00:45:47</meta:print-date>
    <dc:language>en-US</dc:language>
    <meta:editing-cycles>1035</meta:editing-cycles>
    <meta:editing-duration>P15DT11H27M50S</meta:editing-duration>
    <meta:user-defined meta:name="Info 1"/>
    <meta:user-defined meta:name="Info 2"/>
    <meta:user-defined meta:name="Info 3"/>
    <meta:user-defined meta:name="Info 4"/>
    <meta:document-statistic meta:table-count="6" meta:cell-count="603" meta:object-count="1"/>
  </office:meta>
</office:document-meta>
</file>